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Sans" svg:font-family="'Noto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0c185b" officeooo:paragraph-rsid="000c185b"/>
    </style:style>
    <style:style style:name="P2" style:family="paragraph" style:parent-style-name="Text_20_body">
      <style:text-properties officeooo:rsid="000c2c94" officeooo:paragraph-rsid="000c2c94"/>
    </style:style>
    <style:style style:name="P3" style:family="paragraph" style:parent-style-name="Text_20_body">
      <style:text-properties officeooo:rsid="000f3a3e" officeooo:paragraph-rsid="000f3a3e"/>
    </style:style>
    <style:style style:name="T1" style:family="text">
      <style:text-properties officeooo:rsid="000cb396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Koffeinmenge eintragen</text:h>
      <text:p text:style-name="P2">Hier können Sie ihren Kaffeekonsum dokumentieren. Ihre Werte finden Sie dann in der Tabelle wieder. Ihre E-Adresse wird dazu benutzt, um Sie eindeutig zu identifizieren. <text:span text:style-name="T1">Es ist ihnen überlassen ob Sie eintragen was genau getrunken oder konsumiert worden ist. Unter dem Formular finden Sie eine Tabelle mit den üblichen Koffeingehalt von Getränken und Nahrungsmitteln.</text:span></text:p>
      <text:p text:style-name="P3"><text:span text:style-name="T2">Was bedeutet hinzufügen und überschreiben</text:span>?<text:line-break/>Hinzufügen addiert den Wert den Sie bei Dosis eingetragen haben zu den Werten die für Heute existieren.</text:p>
      <text:p text:style-name="P3">Mit Überschreiben können Sie einen Wert für einen Tag komplett neu anlegen. Alle ihr Daten die Sie für den Tag eingetragen haben gehen damit verloren und werden durch diesen ersetz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to Sans" svg:font-family="'Noto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oto Sans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" fo:font-family="'Noto Sans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00:59.035327340</meta:creation-date>
    <dc:date>2017-11-14T10:21:21.110610577</dc:date>
    <meta:editing-duration>PT10M20S</meta:editing-duration>
    <meta:editing-cycles>5</meta:editing-cycles>
    <meta:generator>LibreOffice/5.3.6.1$Linux_X86_64 LibreOffice_project/686f202eff87ef707079aeb7f485847613344eb7</meta:generator>
    <meta:document-statistic meta:table-count="0" meta:image-count="0" meta:object-count="0" meta:page-count="1" meta:paragraph-count="4" meta:word-count="108" meta:character-count="717" meta:non-whitespace-character-count="613"/>
  </office:meta>
</office:document-meta>
</file>